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3e2" officeooo:paragraph-rsid="00179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sd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0:06:40.410492721</meta:creation-date>
    <dc:date>2020-11-28T00:06:55.877232012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